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7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8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text-position="sub 58%" fo:font-size="20pt" style:font-size-asian="20pt" style:font-size-complex="20pt"/>
    </style:style>
    <style:style style:name="T16" style:family="text">
      <style:text-properties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7" style:family="text">
      <style:text-properties style:text-position="sub 58%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8" style:family="text">
      <style:text-properties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9" style:family="text">
      <style:text-properties fo:font-size="20pt" fo:font-weight="normal" style:font-family-asian="Arial" style:font-style-name-asian="Normal" style:font-family-generic-asian="swiss" style:font-pitch-asian="variable" style:font-size-asian="20pt" style:font-weight-asian="normal" style:font-family-complex="Arial" style:font-style-name-complex="Normal" style:font-family-generic-complex="swiss" style:font-pitch-complex="variable" style:font-size-complex="20pt" style:font-weight-complex="normal"/>
    </style:style>
    <style:style style:name="T20" style:family="text">
      <style:text-properties style:text-position="super 58%" fo:font-size="20pt" style:font-size-asian="20pt" style:font-size-complex="20pt"/>
    </style:style>
    <style:style style:name="T21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4cm" svg:height="1.826cm" svg:x="2cm" svg:y="1.5cm">
          <draw:text-box>
            <text:p text:style-name="P1"><text:span text:style-name="T1">Tema 3. VARIABLES ALEATÒRIES</text:span></text:p>
          </draw:text-box>
        </draw:frame>
        <draw:frame draw:style-name="gr1" draw:text-style-name="P3" draw:layer="layout" svg:width="24.5cm" svg:height="1.14cm" svg:x="2cm" svg:y="4.9cm">
          <draw:text-box>
            <text:p text:style-name="P1"><text:span text:style-name="T2">Variable aleatòria (v.a.)</text:span><text:span text:style-name="T3">: </text:span></text:p>
          </draw:text-box>
        </draw:frame>
        <draw:frame draw:style-name="gr1" draw:text-style-name="P4" draw:layer="layout" svg:width="16cm" svg:height="1.835cm" svg:x="11.1cm" svg:y="5cm">
          <draw:text-box>
            <text:p text:style-name="P1"><text:span text:style-name="T4">regla que assigna un valor numèric a cada un dels resultats possibles d'un experiment aleatori</text:span></text:p>
          </draw:text-box>
        </draw:frame>
        <draw:frame draw:style-name="gr1" draw:text-style-name="P4" draw:layer="layout" svg:width="11cm" svg:height="1.043cm" svg:x="2.1cm" svg:y="7.5cm">
          <draw:text-box>
            <text:p text:style-name="P1"><text:span text:style-name="T4">Notació: lletres majúscules</text:span></text:p>
          </draw:text-box>
        </draw:frame>
        <draw:frame draw:style-name="gr1" draw:text-style-name="P4" draw:layer="layout" svg:width="23.4cm" svg:height="11.036cm" svg:x="2.1cm" svg:y="9.301cm">
          <draw:text-box>
            <text:p text:style-name="P1"><text:span text:style-name="T4">Exemples: </text:span></text:p>
            <text:p text:style-name="P5"><text:span text:style-name="T4">1. Experiment: llançar 2 monedes</text:span></text:p>
            <text:p text:style-name="P5"><text:span text:style-name="T4"><text:s text:c="4"/></text:span><text:span text:style-name="T4">V.a.: X=nombre de cares</text:span></text:p>
            <text:p text:style-name="P5"><text:span text:style-name="T4"><text:s text:c="4"/></text:span><text:span text:style-name="T5">Ω</text:span><text:span text:style-name="T6">={cc, c+, +c, ++} <text:s text:c="4"/>X(cc)=2, X(c+)=1, X(+c)=1, X(++)=0</text:span></text:p>
            <text:p text:style-name="P5"><text:span text:style-name="T5"><text:s text:c="4"/></text:span></text:p>
            <text:p text:style-name="P5"><text:span text:style-name="T6">2. Experiment: llançar 1 moneda fins que surt cara</text:span></text:p>
            <text:p text:style-name="P5"><text:span text:style-name="T6"><text:s text:c="4"/></text:span><text:span text:style-name="T6">V.a.: X=nombre de llançaments</text:span></text:p>
            <text:p text:style-name="P5"><text:span text:style-name="T6"><text:s text:c="4"/></text:span><text:span text:style-name="T5">Ω</text:span><text:span text:style-name="T6">={c, +c, ++c, +++c, ...} <text:s text:c="5"/>X(c)=1, X(+c)=2, X(++c)=3, ...</text:span></text:p>
            <text:p text:style-name="P5"><text:span text:style-name="T6"><text:s text:c="4"/></text:span></text:p>
            <text:p text:style-name="P5"><text:span text:style-name="T6">3. Experiment: escollir 3 persones a l'atzar</text:span></text:p>
            <text:p text:style-name="P5"><text:span text:style-name="T6"><text:s text:c="4"/></text:span><text:span text:style-name="T6">V.a.: X=alçada mitjana de les 3 persones</text:span></text:p>
            <text:p text:style-name="P5"><text:span text:style-name="T6"><text:s text:c="4"/></text:span><text:span text:style-name="T5">Ω</text:span><text:span text:style-name="T6">={qualsevol grup de 3 persones} <text:s text:c="3"/>X(grup)=(a</text:span><text:span text:style-name="T7">1</text:span><text:span text:style-name="T6">+a</text:span><text:span text:style-name="T7">2</text:span><text:span text:style-name="T6">+a</text:span><text:span text:style-name="T7">3</text:span><text:span text:style-name="T6">)/3</text:span></text:p>
            <text:p text:style-name="P5"><text:span text:style-name="T6"><text:s text:c="4"/></text:span><text:span text:style-name="T6">(a</text:span><text:span text:style-name="T7">1</text:span><text:span text:style-name="T6">: alçada 1</text:span><text:span text:style-name="T8">a</text:span><text:span text:style-name="T6"> persona, a</text:span><text:span text:style-name="T7">2</text:span><text:span text:style-name="T6">: alçada 2</text:span><text:span text:style-name="T8">ona</text:span><text:span text:style-name="T6"> persona, et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26.5cm" svg:height="13.377cm" svg:x="1.5cm" svg:y="3.1cm">
          <draw:text-box>
            <text:p text:style-name="P1"><text:span text:style-name="T9">Tipus de variables aleatòries:</text:span></text:p>
            <text:p text:style-name="P1"><text:span text:style-name="T9"/></text:p>
            <text:p text:style-name="P1"><text:span text:style-name="T10"/></text:p>
            <text:p text:style-name="P1"/>
            <text:list text:style-name="L1">
              <text:list-item>
                <text:p text:style-name="P1"><text:span text:style-name="T4"><text:s/></text:span><text:span text:style-name="T2">V.a. discretes</text:span>: <text:span text:style-name="T4">prenen un conjunt de valors finit (exemple 1: </text:span><text:span text:style-name="T5">Ω</text:span><text:span text:style-name="T11">X</text:span><text:span text:style-name="T6">={0, 1, 2}</text:span><text:span text:style-name="T4">)</text:span></text:p>
              </text:list-item>
            </text:list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o bé infinit però numerable (exemple 2: </text:span><text:span text:style-name="T5">Ω</text:span><text:span text:style-name="T11">X</text:span><text:span text:style-name="T6">={1, 2, 3, ...}</text:span><text:span text:style-name="T4">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list text:continue-numbering="true" text:style-name="L1">
              <text:list-item>
                <text:p text:style-name="P1"><text:span text:style-name="T2"><text:s/></text:span><text:span text:style-name="T2">V.a. contínues</text:span><text:span text:style-name="T4">: prenen un conjunt de valors infinit no numerable </text:span></text:p>
              </text:list-item>
            </text:list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la diferència entre 2 valors pot ésser infinitament petita) 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exemple 3: </text:span><text:span text:style-name="T5">Ω</text:span><text:span text:style-name="T11">X</text:span><text:span text:style-name="T6">=[0, 3) </text:span><text:span text:style-name="T4">)</text:span></text:p>
            <text:p text:style-name="P1"/>
            <text:p text:style-name="P1"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26.5cm" svg:height="24.482cm" svg:x="0.5cm" svg:y="0.5cm">
          <draw:text-box>
            <text:p text:style-name="P1"><text:span text:style-name="T9">Càlcul de probabilitats amb variables aleatòries:</text:span></text:p>
            <text:p text:style-name="P1"><text:span text:style-name="T9"/></text:p>
            <text:list text:style-name="L1">
              <text:list-item>
                <text:p text:style-name="P1"><text:span text:style-name="T4"><text:s/></text:span><text:span text:style-name="T12">V.a. discretes</text:span>: <text:span text:style-name="T13">Funció de probabilitat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P(X=x)=P(succés associat)</text:span></text:p>
            <text:p text:style-name="P1"><text:span text:style-name="T4"/></text:p>
            <text:p text:style-name="P1"><text:span text:style-name="T4"><text:tab/></text:span><text:span text:style-name="T4">Propietat: <text:s/></text:span></text:p>
            <text:p text:style-name="P1"><text:span text:style-name="T4"/></text:p>
            <text:p text:style-name="P1"><text:span text:style-name="T4"><text:tab/></text:span><text:span text:style-name="T4">Exemples: </text:span></text:p>
            <text:p text:style-name="P5"><text:span text:style-name="T4">1. Experiment: llançar 2 monedes</text:span></text:p>
            <text:p text:style-name="P5"><text:span text:style-name="T4"><text:s text:c="4"/></text:span><text:span text:style-name="T4">V.a.: X=nombre de cares</text:span></text:p>
            <text:p text:style-name="P5"><text:span text:style-name="T4"><text:s text:c="4"/></text:span><text:span text:style-name="T5">Ω</text:span><text:span text:style-name="T6">={cc, c+, +c, ++} <text:s text:c="4"/>X(cc)=2, X(c+)=1, X(+c)=1, X(++)=0</text:span></text:p>
            <text:p text:style-name="P5"><text:span text:style-name="T6"><text:s text:c="4"/></text:span><text:span text:style-name="T6">P(X=2)=P(cc)=1/4</text:span></text:p>
            <text:p text:style-name="P5"><text:span text:style-name="T6"><text:s text:c="4"/></text:span><text:span text:style-name="T6">P(X=1)=P(c+ U +c)=1/4+1/4=1/2</text:span></text:p>
            <text:p text:style-name="P5"><text:span text:style-name="T6"><text:s text:c="4"/></text:span><text:span text:style-name="T6">P(X=0)=P(++)=1/4</text:span></text:p>
            <text:p text:style-name="P5"><text:span text:style-name="T6"><text:s text:c="4"/></text:span><text:span text:style-name="T6">P(X=x)=0 <text:s text:c="3"/>si <text:s/>x </text:span><text:span text:style-name="T5">≠</text:span><text:span text:style-name="T6"> 0, 1, 2</text:span></text:p>
            <text:p text:style-name="P5"><text:span text:style-name="T6"/></text:p>
            <text:p text:style-name="P5"><text:span text:style-name="T6">2. Experiment: llançar 1 moneda fins que surt cara</text:span></text:p>
            <text:p text:style-name="P5"><text:span text:style-name="T6"><text:s text:c="4"/></text:span><text:span text:style-name="T6">V.a.: X=nombre de llançaments</text:span></text:p>
            <text:p text:style-name="P5"><text:span text:style-name="T6"><text:s text:c="4"/></text:span><text:span text:style-name="T5">Ω</text:span><text:span text:style-name="T6">={c, +c, ++c, +++c, ...} <text:s text:c="5"/>X(c)=1, X(+c)=2, X(++c)=3, ...</text:span></text:p>
            <text:p text:style-name="P5"><text:span text:style-name="T6"><text:s text:c="4"/></text:span><text:span text:style-name="T6">P(X=1)=P(c)=1/2</text:span></text:p>
            <text:p text:style-name="P5"><text:span text:style-name="T6"><text:s text:c="4"/></text:span><text:span text:style-name="T6">P(X=2)=P(+c)=1/4</text:span></text:p>
            <text:p text:style-name="P5"><text:span text:style-name="T6"><text:s text:c="4"/></text:span><text:span text:style-name="T6">P(X=3)=P(++c)=1/8</text:span></text:p>
            <text:p text:style-name="P5"><text:span text:style-name="T6"><text:tab/></text:span><text:span text:style-name="T6"><text:tab/></text:span><text:span text:style-name="T6">....</text:span></text:p>
            <text:p text:style-name="P5"><text:span text:style-name="T6"><text:s text:c="4"/></text:span><text:span text:style-name="T6">P(X=x)=0 <text:s text:c="2"/>si <text:s text:c="3"/>x </text:span><text:span text:style-name="T5">≠</text:span><text:span text:style-name="T6"> 1, 2, 3, ...</text:span></text:p>
            <text:p text:style-name="P5"><text:span text:style-name="T6"/></text:p>
            <text:p text:style-name="P1"><text:span text:style-name="T4"/></text:p>
            <text:p text:style-name="P1"><text:span text:style-name="T2"/></text:p>
            <text:p text:style-name="P1"/>
            <text:p text:style-name="P1"><text:tab/></text:p>
          </draw:text-box>
        </draw:frame>
        <draw:frame draw:style-name="gr3" draw:layer="layout" svg:width="6.781cm" svg:height="1.353cm" svg:x="5.5cm" svg:y="5.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6.5cm" svg:height="21.761cm" svg:x="0.5cm" svg:y="0.5cm">
          <draw:text-box>
            <text:p text:style-name="P1"><text:span text:style-name="T9">Càlcul de probabilitats amb variables aleatòries:</text:span></text:p>
            <text:p text:style-name="P1"><text:span text:style-name="T9"/></text:p>
            <text:list text:style-name="L1">
              <text:list-item>
                <text:p text:style-name="P1"><text:span text:style-name="T4"><text:s/></text:span><text:span text:style-name="T12">V.a. contínues</text:span><text:span text:style-name="T4">: </text:span><text:span text:style-name="T13">Funció de densitat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P(X=x)=0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 <text:s text:c="4"/></text:span><text:span text:style-name="T4">però </text:span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4"> <text:s text:c="4"/></text:span><text:span text:style-name="T4">Propietat: </text:span></text:p>
            <text:p text:style-name="P1"><text:span text:style-name="T4"/></text:p>
            <text:p text:style-name="P1"><text:span text:style-name="T4"><text:tab/></text:span><text:span text:style-name="T4">Exemples: </text:span></text:p>
            <text:p text:style-name="P5"><text:span text:style-name="T4">1. Experiment: triar a l'atzar un nombre entre 0 i 1 (inclosos)</text:span></text:p>
            <text:p text:style-name="P5"><text:span text:style-name="T4"><text:s text:c="4"/></text:span><text:span text:style-name="T4">V.a.: X=nombre triat</text:span></text:p>
            <text:p text:style-name="P5"><text:span text:style-name="T4"><text:s text:c="4"/></text:span><text:span text:style-name="T5">Ω</text:span><text:span text:style-name="T6">=[0, 1] <text:s text:c="3"/>X(nombre)=nombre</text:span></text:p>
            <text:p text:style-name="P5"><text:span text:style-name="T6"><text:s text:c="4"/></text:span><text:span text:style-name="T6">per exemple: 0,75 </text:span><text:span text:style-name="T5">→</text:span><text:span text:style-name="T6"> X(0,75)=0,75 <text:s text:c="2"/></text:span></text:p>
            <text:p text:style-name="P5"><text:span text:style-name="T6"><text:s text:c="2"/></text:span></text:p>
            <text:p text:style-name="P5"><text:span text:style-name="T6"><text:s text:c="4"/></text:span><text:span text:style-name="T6">P(X=0,75)=CF/CP = 1 / </text:span><text:span text:style-name="T5">∞</text:span><text:span text:style-name="T6"> = 0</text:span></text:p>
            <text:p text:style-name="P5"><text:span text:style-name="T6"/></text:p>
            <text:p text:style-name="P5"><text:span text:style-name="T6"><text:s text:c="4"/></text:span><text:span text:style-name="T6">f</text:span><text:span text:style-name="T7">X</text:span><text:span text:style-name="T6">(x)=1 <text:s/>si <text:s text:c="2"/>0 </text:span><text:span text:style-name="T5">≤</text:span><text:span text:style-name="T6"> x </text:span><text:span text:style-name="T5">≤</text:span><text:span text:style-name="T6"> 1</text:span></text:p>
            <text:p text:style-name="P5"><text:span text:style-name="T6"><text:s text:c="4"/></text:span><text:span text:style-name="T6">f</text:span><text:span text:style-name="T7">X</text:span><text:span text:style-name="T6">(x)=0 <text:s/>en cas contrari</text:span></text:p>
            <text:p text:style-name="P5"><text:span text:style-name="T6"/></text:p>
            <text:p text:style-name="P5"><text:span text:style-name="T6"><text:s text:c="3"/></text:span></text:p>
            <text:p text:style-name="P5"><text:span text:style-name="T6"/></text:p>
            <text:p text:style-name="P5"><text:span text:style-name="T6"><text:s text:c="4"/></text:span></text:p>
            <text:p text:style-name="P1"><text:tab/></text:p>
          </draw:text-box>
        </draw:frame>
        <draw:frame draw:style-name="gr3" draw:layer="layout" svg:width="9.42cm" svg:height="1.612cm" svg:x="5.98cm" svg:y="6.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layer="layout" svg:width="10.353cm" svg:height="1.611cm" svg:x="4.301cm" svg:y="18.8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layer="layout" svg:width="6.022cm" svg:height="1.611cm" svg:x="7.48cm" svg:y="8.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26.5cm" svg:height="19.477cm" svg:x="0.5cm" svg:y="0.5cm">
          <draw:text-box>
            <text:p text:style-name="P1"><text:span text:style-name="T9">Càlcul de probabilitats amb variables aleatòries:</text:span></text:p>
            <text:p text:style-name="P1"><text:span text:style-name="T10"/></text:p>
            <text:p text:style-name="P1"><text:span text:style-name="T9"/></text:p>
            <text:list text:style-name="L1">
              <text:list-item>
                <text:p text:style-name="P1"><text:span text:style-name="T4"><text:s/></text:span><text:span text:style-name="T13">Funció de distribució</text:span><text:span text:style-name="T14">: es defineix tant per a v.a. discretes com contínues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 text:c="2"/></text:span><text:span text:style-name="T4">F</text:span><text:span text:style-name="T15">X</text:span><text:span text:style-name="T4">(x)=P(X </text:span><text:span text:style-name="T5">≤</text:span><text:span text:style-name="T6"> </text:span><text:span text:style-name="T4">x)</text:span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4">En el cas discret : <text:s/></text:span><text:span text:style-name="T4"><text:tab/></text:span><text:span text:style-name="T4"><text:tab/></text:span><text:span text:style-name="T4">F</text:span><text:span text:style-name="T15">X</text:span><text:span text:style-name="T4">(x)=P(X </text:span><text:span text:style-name="T5">≤</text:span><text:span text:style-name="T6"> </text:span><text:span text:style-name="T4">x)=P(X=x</text:span><text:span text:style-name="T15">1</text:span><text:span text:style-name="T4">)+P(X=x</text:span><text:span text:style-name="T15">2</text:span><text:span text:style-name="T4">)+...</text:span></text:p>
            <text:p text:style-name="P1"><text:span text:style-name="T4"><text:tab/></text:span><text:span text:style-name="T4"> <text:s text:c="3"/></text:span><text:span text:style-name="T4">(</text:span><text:span text:style-name="T5">Ω</text:span><text:span text:style-name="T11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4">En el cas continu: 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13">Propietats</text:span><text:span text:style-name="T4">: </text:span></text:p>
            <text:p text:style-name="P1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4"><text:s/></text:span><text:span text:style-name="T4">0 <text:s/></text:span><text:span text:style-name="T5">≤</text:span><text:span text:style-name="T6"> <text:s/>F</text:span><text:span text:style-name="T7">X</text:span><text:span text:style-name="T6">(x) <text:s/></text:span><text:span text:style-name="T5">≤</text:span><text:span text:style-name="T6"> <text:s/>1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6"><text:s/></text:span><text:span text:style-name="T6">P(a &lt; X </text:span><text:span text:style-name="T5">≤</text:span><text:span text:style-name="T6"> b) = F</text:span><text:span text:style-name="T7">X</text:span><text:span text:style-name="T6">(b)-F</text:span><text:span text:style-name="T7">X</text:span><text:span text:style-name="T6">(a)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style-name="gr3" draw:layer="layout" svg:width="7.447cm" svg:height="1.54cm" svg:x="9.353cm" svg:y="11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26.5cm" svg:height="22.88cm" svg:x="0.5cm" svg:y="0.5cm">
          <draw:text-box>
            <text:p text:style-name="P1"><text:span text:style-name="T9">Càlcul de probabilitats amb variables aleatòries:</text:span></text:p>
            <text:p text:style-name="P1"><text:span text:style-name="T10"/></text:p>
            <text:p text:style-name="P1"><text:span text:style-name="T9"/></text:p>
            <text:list text:style-name="L1">
              <text:list-item>
                <text:p text:style-name="P1"><text:span text:style-name="T4"><text:s/></text:span><text:span text:style-name="T13">Funció de distribució</text:span><text:span text:style-name="T14">: 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Exemple: </text:span></text:p>
            <text:p text:style-name="P1"><text:span text:style-name="T4"/></text:p>
            <text:p text:style-name="P5"><text:span text:style-name="T4">Experiment: llançar 2 monedes</text:span></text:p>
            <text:p text:style-name="P5"><text:span text:style-name="T4">V.a.: X=nombre de cares, <text:s text:c="2"/></text:span></text:p>
            <text:p text:style-name="P5"><text:span text:style-name="T4"/></text:p>
            <text:p text:style-name="P5"><text:span text:style-name="T5"><text:s text:c="8"/></text:span><text:span text:style-name="T5">Ω</text:span><text:span text:style-name="T7">X</text:span><text:span text:style-name="T6">={0, 1, 2}</text:span></text:p>
            <text:p text:style-name="P5"><text:span text:style-name="T4"><text:s text:c="4"/></text:span></text:p>
            <text:p text:style-name="P5"><text:span text:style-name="T16"><text:s text:c="8"/></text:span><text:span text:style-name="T16">F</text:span><text:span text:style-name="T17">X</text:span><text:span text:style-name="T16">(1)=P(X <text:s/></text:span><text:span text:style-name="T5">≤</text:span><text:span text:style-name="T6"> 1)=P(X=0)+P(X=1)=1/2+1/4=3/4</text:span></text:p>
            <text:p text:style-name="P5"><text:span text:style-name="T6"/></text:p>
            <text:p text:style-name="P5"><text:span text:style-name="T6">en general: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0 <text:s text:c="8"/>si <text:s text:c="3"/>x &lt; <text:s/>0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1/4 <text:s text:c="5"/>si <text:s text:c="2"/>0 </text:span><text:span text:style-name="T5">≤</text:span><text:span text:style-name="T6"> x &lt; <text:s/>1</text:span></text:p>
            <text:p text:style-name="P5"><text:span text:style-name="T6"><text:tab/></text:span><text:span text:style-name="T6">F</text:span><text:span text:style-name="T7">X</text:span><text:span text:style-name="T6">(x)= 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3/4 <text:s text:c="5"/>si <text:s text:c="2"/>1 </text:span><text:span text:style-name="T5">≤</text:span><text:span text:style-name="T6"> x &lt; <text:s/>2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1 <text:s text:c="8"/>si <text:s text:c="3"/>x </text:span><text:span text:style-name="T5">≥</text:span><text:span text:style-name="T6"> 2</text:span></text:p>
            <text:p text:style-name="P5"><text:span text:style-name="T6"><text:tab/></text:span></text:p>
            <text:p text:style-name="P5"><text:span text:style-name="T6"/></text:p>
            <text:p text:style-name="P5"><text:span text:style-name="T6"><text:s text:c="4"/></text:span></text:p>
            <text:p text:style-name="P1"><text:tab/></text:p>
          </draw:text-box>
        </draw:frame>
        <draw:custom-shape draw:style-name="gr4" draw:text-style-name="P8" draw:layer="layout" svg:width="1cm" svg:height="5.6cm" svg:x="8.2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26.5cm" svg:height="21.644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Són uns nombres que resumeixen el comportament dels valors de la</text:span></text:p>
            <text:p text:style-name="P1"><text:span text:style-name="T3"><text:s/></text:span><text:span text:style-name="T3"><text:tab/></text:span><text:span text:style-name="T3">variable aleatòria.</text:span></text:p>
            <text:p text:style-name="P1"><text:span text:style-name="T3"/></text:p>
            <text:p text:style-name="P1"><text:span text:style-name="T4"><text:tab/></text:span><text:span text:style-name="T4">Els principals són dos:</text:span><text:span text:style-name="T4"><text:tab/></text:span></text:p>
            <text:p text:style-name="P1"><text:span text:style-name="T4"><text:tab/>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3">Esperança</text:span><text:span text:style-name="T14"> (valor esperat):</text:span><text:span text:style-name="T13"> <text:s/></text:span><text:span text:style-name="T14">dóna una idea de la distribució mitjana dels valors de la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Cas discret: <text:s text:c="2"/></text:span><text:span text:style-name="T4"><text:tab/></text:span><text:span text:style-name="T4"><text:tab/></text:span><text:span text:style-name="T4"><text:tab/></text:span><text:span text:style-name="T4">E(X)=</text:span><text:span text:style-name="T5">μ</text:span><text:span text:style-name="T4">= x</text:span><text:span text:style-name="T15">1</text:span><text:span text:style-name="T5">∙</text:span><text:span text:style-name="T4"> P(X=x</text:span><text:span text:style-name="T15">1</text:span><text:span text:style-name="T4">) + x</text:span><text:span text:style-name="T15">2</text:span><text:span text:style-name="T5">∙</text:span><text:span text:style-name="T6"> </text:span><text:span text:style-name="T4">P(X=x</text:span><text:span text:style-name="T15">2</text:span><text:span text:style-name="T4">) + ...</text:span></text:p>
            <text:p text:style-name="P1"><text:span text:style-name="T5"><text:tab/></text:span><text:span text:style-name="T5"><text:tab/></text:span><text:span text:style-name="T5">(Ω</text:span><text:span text:style-name="T11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4"/></text:p>
            <text:p text:style-name="P1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8">Variància</text:span><text:span text:style-name="T19">:</text:span><text:span text:style-name="T18"> <text:s/></text:span><text:span text:style-name="T19">dóna una idea de la dispersió dels valors de la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Cas discret: <text:s text:c="2"/></text:span><text:span text:style-name="T4"><text:tab/></text:span><text:span text:style-name="T4"><text:tab/></text:span><text:span text:style-name="T4"><text:tab/></text:span><text:span text:style-name="T4">Var(X)=</text:span><text:span text:style-name="T5">σ</text:span><text:span text:style-name="T8">2</text:span><text:span text:style-name="T6">=</text:span><text:span text:style-name="T4"> x</text:span><text:span text:style-name="T15">1</text:span><text:span text:style-name="T20">2</text:span><text:span text:style-name="T5">∙</text:span><text:span text:style-name="T4"> P(X=x</text:span><text:span text:style-name="T15">1</text:span><text:span text:style-name="T4">) + x</text:span><text:span text:style-name="T15">2</text:span><text:span text:style-name="T20">2</text:span><text:span text:style-name="T5">∙</text:span><text:span text:style-name="T6"> </text:span><text:span text:style-name="T4">P(X=x</text:span><text:span text:style-name="T15">2</text:span><text:span text:style-name="T4">) + ... <text:s/></text:span><text:span text:style-name="T5">−</text:span><text:span text:style-name="T4"> E(X)</text:span><text:span text:style-name="T20">2</text:span></text:p>
            <text:p text:style-name="P1"><text:span text:style-name="T5"><text:tab/></text:span><text:span text:style-name="T5"><text:tab/></text:span><text:span text:style-name="T5">(Ω</text:span><text:span text:style-name="T11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Propietat: <text:s/>Var(X) </text:span><text:span text:style-name="T5">≥</text:span><text:span text:style-name="T6"> 0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A partir de la variància es pot calcular la </text:span><text:span text:style-name="T13">desviació típica</text:span><text:span text:style-name="T4">: <text:s/></text:span></text:p>
            <text:p text:style-name="P1"><text:span text:style-name="T4"/></text:p>
            <text:p text:style-name="P1"><text:span text:style-name="T4"/></text:p>
          </draw:text-box>
        </draw:frame>
        <draw:frame draw:style-name="gr3" draw:layer="layout" svg:width="5.169cm" svg:height="0.991cm" svg:x="21.631cm" svg:y="19.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26.5cm" svg:height="15.907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Propietats:</text:span></text:p>
            <text:p text:style-name="P1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)=a E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 + b)=a E(X) + b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+bY)=a E(X) + b E(Y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Var(aX)=a</text:span><text:span text:style-name="T20">2</text:span><text:span text:style-name="T4"> Var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Var(aX + b)=a</text:span><text:span text:style-name="T20">2</text:span><text:span text:style-name="T4"> Var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si X i Y independents: <text:s/>Var(aX+bY)=a</text:span><text:span text:style-name="T20">2</text:span><text:span text:style-name="T4"> Var(X) + b</text:span><text:span text:style-name="T20">2</text:span><text:span text:style-name="T4"> Var(Y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Desigualtat de Txebytxeff: <text:s text:c="4"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><text:tab/></text:span></text:p>
          </draw:text-box>
        </draw:frame>
        <draw:frame draw:style-name="gr3" draw:layer="layout" svg:width="8.772cm" svg:height="1.877cm" svg:x="12.873cm" svg:y="14.24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26.5cm" svg:height="17.994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</text:span><text:span text:style-name="T3">:</text:span></text:p>
            <text:p text:style-name="P1"><text:span text:style-name="T4"><text:tab/></text:span><text:span text:style-name="T4"><text:tab/></text:span><text:span text:style-name="T4">Experiment: llançar 2 daus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5">Ω</text:span><text:span text:style-name="T6">={11, 12, ..., 21, 22, ..., ..., 66}</text:span></text:p>
            <text:p text:style-name="P1"><text:span text:style-name="T6"><text:tab/></text:span><text:span text:style-name="T6"><text:tab/></text:span><text:span text:style-name="T6"><text:tab/></text:span><text:span text:style-name="T6">V.a.: <text:s/>X=diferència dels dos daus (en valor absolut)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5">Ω</text:span><text:span text:style-name="T11">X</text:span><text:span text:style-name="T6">={0, 1, 2, 3, 4, 5}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0)=P({11, 22, 33, 44, 55, 66})=6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1)=P({12, 21, 23, 32, 34, 43, 45, 54, 56, 65})=10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2)=P({13, 31, 24, 42, 35, 53, 46, 64})=8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3)=P({14, 41, 25, 52, 36, 63})=6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4)=P({15, 51, 26, 62})=4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5)=P({16, 61})=2/36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 <text:s text:c="2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<text:tab/></text:span></text:p>
          </draw:text-box>
        </draw:frame>
        <draw:frame draw:style-name="gr3" draw:layer="layout" svg:width="17.303cm" svg:height="1.678cm" svg:x="4.886cm" svg:y="13.1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2.737cm" svg:height="1.972cm" svg:x="4.886cm" svg:y="15.2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149cm" svg:height="0.848cm" svg:x="5cm" svg:y="1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4-09T11:10:58</meta:creation-date>
    <dc:creator>joseluis</dc:creator>
    <dc:date>2009-12-02T12:06:05.76</dc:date>
    <dc:language>fr-FR</dc:language>
    <meta:editing-cycles>97</meta:editing-cycles>
    <meta:editing-duration>PT43H33M42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a</math:mi>
              <math:mo math:stretchy="false">&lt;</math:mo>
              <math:mi>X</math:mi>
            </math:mrow>
            <math:mo math:stretchy="false">&lt;</math:mo>
            <math:mi>b</math:mi>
          </math:mrow>
          <math:mo math:stretchy="false">)</math:mo>
        </math:mrow>
        <math:mo math:stretchy="false">=</math:mo>
        <math:mrow>
          <math:msubsup>
            <math:mo math:stretchy="false">∫</math:mo>
            <math:mi>a</math:mi>
            <math:mi>b</math:mi>
          </math:msubsup>
          <math:msub>
            <math:mi>f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P(a &lt; X &lt; b)=int_a^b  f_X(x)  dx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n>0</math:mn>
              <math:mo math:stretchy="false">&lt;</math:mo>
              <math:mi>X</math:mi>
            </math:mrow>
            <math:mo math:stretchy="false">&lt;</math:mo>
            <math:mn>0,5</math:mn>
          </math:mrow>
          <math:mo math:stretchy="false">)</math:mo>
        </math:mrow>
        <math:mo math:stretchy="false">=</math:mo>
        <math:mrow>
          <math:msubsup>
            <math:mo math:stretchy="false">∫</math:mo>
            <math:mn>0</math:mn>
            <math:mn>0,5</math:mn>
          </math:msubsup>
          <math:mn>1</math:mn>
        </math:mrow>
      </math:mrow>
      <math:mrow>
        <math:mi math:fontstyle="italic">dx</math:mi>
        <math:mo math:stretchy="false">=</math:mo>
        <math:mn>0,5</math:mn>
      </math:mrow>
    </math:mrow>
    <math:annotation math:encoding="StarMath 5.0">P(0 &lt; X &lt; 0,5)=int_0^0,5  1  dx=0,5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o math:stretchy="false">−</math:mo>
            <math:mo math:stretchy="false">∞</math:mo>
          </math:mrow>
          <math:mrow>
            <math:mo math:stretchy="false">+</math:mo>
            <math:mo math:stretchy="false">∞</math:mo>
          </math:mrow>
        </math:msubsup>
        <math:msub>
          <math:mi>f</math:mi>
          <math:mi>X</math:mi>
        </math:msub>
      </math:mrow>
      <math:mrow>
        <math:mo math:stretchy="false">(</math:mo>
        <math:mi>x</math:mi>
        <math:mo math:stretchy="false">)</math:mo>
      </math:mrow>
      <math:mrow>
        <math:mi math:fontstyle="italic">dx</math:mi>
        <math:mo math:stretchy="false">=</math:mo>
        <math:mn>1</math:mn>
      </math:mrow>
    </math:mrow>
    <math:annotation math:encoding="StarMath 5.0">int_{-infty}^{+infty}  f_X(x)  dx=1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i>x</math:mi>
          </math:msubsup>
          <math:msub>
            <math:mi>f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F_X(x)=int_{-infty}^x f_X(x) dx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o math:stretchy="false">+</math:mo>
        <math:msqrt>
          <math:mrow>
            <math:mi math:fontstyle="italic">Var</math:mi>
            <math:mrow>
              <math:mo math:stretchy="false">(</math:mo>
              <math:mi>X</math:mi>
              <math:mo math:stretchy="false">)</math:mo>
            </math:mrow>
          </math:mrow>
        </math:msqrt>
      </math:mrow>
    </math:mrow>
    <math:annotation math:encoding="StarMath 5.0">%sigma=+ sqrt{Var(X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i>x</math:mi>
            <math:mo math:stretchy="false">∈</math:mo>
            <math:msub>
              <math:mo math:stretchy="false">Ω</math:mo>
              <math:mi>X</math:mi>
            </math:msub>
          </math:mrow>
        </math:msub>
        <math:mi>P</math:mi>
      </math:mrow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n>1</math:mn>
      </math:mrow>
    </math:mrow>
    <math:annotation math:encoding="StarMath 5.0">sum_{x in %OMEGA_X} P(X=x) = 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row>
                  <math:mrow>
                    <math:mrow>
                      <math:mrow>
                        <math:mn>0</math:mn>
                        <math:mo math:stretchy="false">⋅</math:mo>
                        <math:mfrac>
                          <math:mn>6</math:mn>
                          <math:mn>36</math:mn>
                        </math:mfrac>
                      </math:mrow>
                      <math:mo math:stretchy="false">+</math:mo>
                      <math:mrow>
                        <math:mn>1</math:mn>
                        <math:mo math:stretchy="false">⋅</math:mo>
                        <math:mfrac>
                          <math:mn>10</math:mn>
                          <math:mn>36</math:mn>
                        </math:mfrac>
                      </math:mrow>
                    </math:mrow>
                    <math:mo math:stretchy="false">+</math:mo>
                    <math:mrow>
                      <math:mn>2</math:mn>
                      <math:mo math:stretchy="false">⋅</math:mo>
                      <math:mfrac>
                        <math:mn>8</math:mn>
                        <math:mn>36</math:mn>
                      </math:mfrac>
                    </math:mrow>
                  </math:mrow>
                  <math:mo math:stretchy="false">+</math:mo>
                  <math:mrow>
                    <math:mn>3</math:mn>
                    <math:mo math:stretchy="false">⋅</math:mo>
                    <math:mfrac>
                      <math:mn>6</math:mn>
                      <math:mn>36</math:mn>
                    </math:mfrac>
                  </math:mrow>
                </math:mrow>
                <math:mo math:stretchy="false">+</math:mo>
                <math:mrow>
                  <math:mn>4</math:mn>
                  <math:mo math:stretchy="false">⋅</math:mo>
                  <math:mfrac>
                    <math:mn>4</math:mn>
                    <math:mn>36</math:mn>
                  </math:mfrac>
                </math:mrow>
              </math:mrow>
              <math:mo math:stretchy="false">+</math:mo>
              <math:mrow>
                <math:mn>5</math:mn>
                <math:mo math:stretchy="false">⋅</math:mo>
                <math:mfrac>
                  <math:mn>2</math:mn>
                  <math:mn>36</math:mn>
                </math:mfrac>
              </math:mrow>
            </math:mrow>
          </math:mrow>
          <math:mo math:stretchy="false">=</math:mo>
          <math:mfrac>
            <math:mn>70</math:mn>
            <math:mn>36</math:mn>
          </math:mfrac>
        </math:mrow>
        <math:mo math:stretchy="false">=</math:mo>
        <math:mn>1,95</math:mn>
      </math:mrow>
    </math:mrow>
    <math:annotation math:encoding="StarMath 5.0">E(X)=0 cdot {6 over 36} + 1 cdot {10 over 36} + 2 cdot {8 over 36} +3 cdot {6 over 36} + 4 cdot {4 over 36} + 5 cdot {2 over 36} = 70 over 36=1,9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row>
                  <math:mrow>
                    <math:mrow>
                      <math:mrow>
                        <math:mrow>
                          <math:msup>
                            <math:mn>0</math:mn>
                            <math:mn>2</math:mn>
                          </math:msup>
                          <math:mo math:stretchy="false">⋅</math:mo>
                          <math:mfrac>
                            <math:mn>6</math:mn>
                            <math:mn>36</math:mn>
                          </math:mfrac>
                        </math:mrow>
                        <math:mo math:stretchy="false">+</math:mo>
                        <math:mrow>
                          <math:msup>
                            <math:mn>1</math:mn>
                            <math:mn>2</math:mn>
                          </math:msup>
                          <math:mo math:stretchy="false">⋅</math:mo>
                          <math:mfrac>
                            <math:mn>10</math:mn>
                            <math:mn>36</math:mn>
                          </math:mfrac>
                        </math:mrow>
                      </math:mrow>
                      <math:mo math:stretchy="false">+</math:mo>
                      <math:mrow>
                        <math:msup>
                          <math:mn>2</math:mn>
                          <math:mn>2</math:mn>
                        </math:msup>
                        <math:mo math:stretchy="false">⋅</math:mo>
                        <math:mfrac>
                          <math:mn>8</math:mn>
                          <math:mn>36</math:mn>
                        </math:mfrac>
                      </math:mrow>
                    </math:mrow>
                    <math:mo math:stretchy="false">+</math:mo>
                    <math:mrow>
                      <math:msup>
                        <math:mn>3</math:mn>
                        <math:mn>2</math:mn>
                      </math:msup>
                      <math:mo math:stretchy="false">⋅</math:mo>
                      <math:mfrac>
                        <math:mn>6</math:mn>
                        <math:mn>36</math:mn>
                      </math:mfrac>
                    </math:mrow>
                  </math:mrow>
                  <math:mo math:stretchy="false">+</math:mo>
                  <math:mrow>
                    <math:msup>
                      <math:mn>4</math:mn>
                      <math:mn>2</math:mn>
                    </math:msup>
                    <math:mo math:stretchy="false">⋅</math:mo>
                    <math:mfrac>
                      <math:mn>4</math:mn>
                      <math:mn>36</math:mn>
                    </math:mfrac>
                  </math:mrow>
                </math:mrow>
                <math:mo math:stretchy="false">+</math:mo>
                <math:mrow>
                  <math:msup>
                    <math:mn>5</math:mn>
                    <math:mn>2</math:mn>
                  </math:msup>
                  <math:mo math:stretchy="false">⋅</math:mo>
                  <math:mfrac>
                    <math:mn>2</math:mn>
                    <math:mn>36</math:mn>
                  </math:mfrac>
                </math:mrow>
              </math:mrow>
              <math:mo math:stretchy="false">−</math:mo>
              <math:msup>
                <math:mfenced math:open="" math:close="">
                  <math:mfrac>
                    <math:mn>70</math:mn>
                    <math:mn>36</math:mn>
                  </math:mfrac>
                </math:mfenced>
                <math:mn>2</math:mn>
              </math:msup>
            </math:mrow>
          </math:mrow>
          <math:mo math:stretchy="false">=</math:mo>
          <math:mfrac>
            <math:mn>2660</math:mn>
            <math:mn>1296</math:mn>
          </math:mfrac>
        </math:mrow>
        <math:mo math:stretchy="false">=</math:mo>
        <math:mn>20,52</math:mn>
      </math:mrow>
    </math:mrow>
    <math:annotation math:encoding="StarMath 5.0">Var(X)={0^2} cdot {6 over 36} + {1^2} cdot {10 over 36} + {2^2} cdot {8 over 36} +{3^2} cdot {6 over 36} + {4^2} cdot {4 over 36} + {5^2} cdot {2 over 36} - left ( 70 over 36 right )^2=2660 over 1296=20,52
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σ</math:mo>
        <math:mo math:stretchy="false">=</math:mo>
        <math:msqrt>
          <math:mn>20,52</math:mn>
        </math:msqrt>
      </math:mrow>
      <math:mo math:stretchy="false">=</math:mo>
      <math:mn>4,53</math:mn>
    </math:mrow>
    <math:annotation math:encoding="StarMath 5.0">%sigma=sqrt{20,52}=4,53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fenced math:open="∣" math:close="∣">
              <math:mrow>
                <math:mrow>
                  <math:mi>X</math:mi>
                  <math:mo math:stretchy="false">−</math:mo>
                  <math:mi>E</math:mi>
                </math:mrow>
                <math:mrow>
                  <math:mo math:stretchy="false">(</math:mo>
                  <math:mi>X</math:mi>
                  <math:mo math:stretchy="false">)</math:mo>
                </math:mrow>
              </math:mrow>
            </math:mfenced>
            <math:mo math:stretchy="false">≥</math:mo>
            <math:mi>a</math:mi>
          </math:mrow>
          <math:mo math:stretchy="false">)</math:mo>
        </math:mrow>
        <math:mo math:stretchy="false">≤</math:mo>
        <math:mfrac>
          <math:mrow>
            <math:mi math:fontstyle="italic">Var</math:mi>
            <math:mrow>
              <math:mo math:stretchy="false">(</math:mo>
              <math:mi>X</math:mi>
              <math:mo math:stretchy="false">)</math:mo>
            </math:mrow>
          </math:mrow>
          <math:msup>
            <math:mi>a</math:mi>
            <math:mn>2</math:mn>
          </math:msup>
        </math:mfrac>
      </math:mrow>
    </math:mrow>
    <math:annotation math:encoding="StarMath 5.0">P(abs{X-E(X)} &gt;= a) &lt;= {Var(X)} over {a^2}  </math:annotation>
  </math:semantics>
</math:math>
</file>